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svg:stroke-color="#8b4513" draw:marker-start-width="0.321cm" draw:marker-end-width="0.321cm" draw:fill="none"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textarea-horizontal-align="left" draw:auto-grow-height="true" draw:auto-grow-width="false" fo:min-height="3.201cm" fo:min-width="0cm"/>
    </style:style>
    <style:style style:name="gr3"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876cm" fo:min-width="8.15cm" fo:padding-top="0.151cm" fo:padding-bottom="0.151cm" fo:padding-left="0.276cm" fo:padding-right="0.276cm"/>
    </style:style>
    <style:style style:name="gr4" style:family="graphic" style:parent-style-name="standard">
      <style:graphic-properties draw:stroke="solid" svg:stroke-width="0.106cm" svg:stroke-color="#000000" draw:marker-start-width="0.332cm" draw:marker-end-width="0.332cm" draw:stroke-linejoin="round" svg:stroke-linecap="square" draw:fill="none" draw:fill-color="#fff5ee" draw:textarea-horizontal-align="justify" draw:textarea-vertical-align="top" draw:auto-grow-height="false" fo:min-height="6.392cm" fo:min-width="4.315cm" fo:padding-top="0.174cm" fo:padding-bottom="0.174cm" fo:padding-left="0.294cm" fo:padding-right="0.294cm" fo:wrap-option="wrap" draw:shadow-color="#808080"/>
    </style:style>
    <style:style style:name="gr5"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6"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Amatic SC"/>
    </style:style>
    <style:style style:name="P4" style:family="paragraph">
      <loext:graphic-properties draw:fill="none" draw:fill-color="#fff5ee"/>
      <style:paragraph-properties fo:margin-left="0cm" fo:margin-right="0cm" fo:text-indent="0cm" style:punctuation-wrap="hanging" style:line-break="strict" style:writing-mode="lr-tb" style:font-independent-line-spacing="true"/>
    </style:style>
    <style:style style:name="P5" style:family="paragraph">
      <loext:graphic-properties draw:fill="solid" draw:fill-color="#99ccff" draw:opacity="100%"/>
      <style:paragraph-properties style:writing-mode="lr-tb" style:font-independent-line-spacing="true"/>
    </style:style>
    <style:style style:name="P6" style:family="paragraph">
      <loext:graphic-properties draw:fill="solid" draw:fill-color="#ff99cc" draw:opacity="100%"/>
      <style:paragraph-properties style:writing-mode="lr-tb" style:font-independent-line-spacing="true"/>
    </style:style>
    <style:style style:name="P7" style:family="paragraph">
      <style:text-properties fo:font-size="32pt"/>
    </style:style>
    <style:style style:name="P8" style:family="paragraph">
      <loext:graphic-properties draw:fill="none" draw:fill-color="#ffffff"/>
      <style:text-properties style:font-name="Amatic SC" fo:font-size="32pt" fo:font-weight="bold" style:font-size-asian="28pt" style:font-weight-asian="bold" style:font-size-complex="28pt" style:font-weight-complex="bold"/>
    </style:style>
    <style:style style:name="P9" style:family="paragraph">
      <loext:graphic-properties draw:fill-color="#ffffff"/>
    </style:style>
    <style:style style:name="T1" style:family="text">
      <style:text-properties style:font-name="Amatic SC" fo:font-weight="bold" style:font-weight-asian="bold" style:font-weight-complex="bold"/>
    </style:style>
    <style:style style:name="T2" style:family="text">
      <style:text-properties style:font-name="Amatic SC"/>
    </style:style>
    <style:style style:name="T3" style:family="text">
      <style:text-properties style:font-name="Amatic SC"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1.244cm" svg:height="1.402cm" draw:transform="rotate (-0.219736952826086) translate (14.3201800479358cm 3.65037454379549cm)" svg:viewBox="0 0 1245 1403" svg:d="M0 38c327-164 361 248 480 426 118 179 93 420 140 631l269 153 281 108 75 47">
          <text:p/>
        </draw:path>
        <draw:path draw:style-name="gr1" draw:text-style-name="P1" draw:layer="layout" svg:width="1.338cm" svg:height="1.082cm" draw:transform="rotate (2.92063397028731) translate (12.4316030888079cm 4.39749736586661cm)" svg:viewBox="0 0 1339 1083" svg:d="M0 1069c215 1 499 68 639-100 151-182-95-496 147-674l181-147 199-66 173-82">
          <text:p/>
        </draw:path>
        <draw:path draw:style-name="gr1" draw:text-style-name="P1" draw:layer="layout" svg:width="1.813cm" svg:height="0.52cm" draw:transform="rotate (-0.984714763975201) translate (14.396cm 4.104cm)" svg:viewBox="0 0 1814 521" svg:d="M0 0c250 1 422 201 653 258 247 62 411 430 712 173l178-157 231-122 40-23">
          <text:p/>
        </draw:path>
        <draw:path draw:style-name="gr1" draw:text-style-name="P1" draw:layer="layout" svg:width="1.039cm" svg:height="0.788cm" draw:transform="rotate (3.02238666567858) translate (12.4906756157876cm 4.41582249865767cm)" svg:viewBox="0 0 1040 789" svg:d="M0 776c211 60 397-92 438-367 36-233 329-426 602-408">
          <text:p/>
        </draw:path>
        <draw:frame draw:style-name="gr2" draw:text-style-name="P3" draw:layer="layout" svg:width="3.924cm" svg:height="3.451cm" svg:x="15.494cm" svg:y="5.185cm">
          <draw:text-box>
            <text:p text:style-name="P2"><text:span text:style-name="T1"/></text:p>
            <text:p text:style-name="P2"><text:span text:style-name="T2">Ancient DNA </text:span></text:p>
            <text:p text:style-name="P2"><text:span text:style-name="T2">Metagenomics </text:span></text:p>
            <text:p text:style-name="P2"><text:span text:style-name="T2">Analysis PIPEline</text:span></text:p>
          </draw:text-box>
        </draw:frame>
        <draw:custom-shape draw:style-name="gr3" draw:text-style-name="P1" draw:layer="layout" svg:width="8.89cm" svg:height="7.366cm" svg:x="10.922cm" svg:y="2.794cm">
          <text:p/>
          <draw:enhanced-geometry svg:viewBox="0 0 21600 21600" draw:path-stretchpoint-x="10800" draw:path-stretchpoint-y="10800" draw:text-areas="?f3 ?f4 ?f5 ?f6" draw:type="round-rectangle" draw:modifiers="944.1020768291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52" draw:style-name="gr4" draw:text-style-name="P4" draw:layer="layout" svg:width="4.814cm" svg:height="6.651cm" draw:transform="skewX (-5.81542680261359E-017) rotate (0.982620368872808) translate (10.495cm 6.485cm)">
          <text:p/>
          <draw:enhanced-geometry svg:viewBox="0 0 543 709" draw:extrusion-allowed="true" draw:text-areas="0 0 543 709" draw:glue-points="524 81 385 19 174 92 102 225 104 230 50 252 6 324 44 397 72 483 64 582 85 602 106 643 78 678 41 709 77 684 114 642 92 593 73 573 85 486 55 384 23 321 57 267 116 252 241 287 452 214 524 81" draw:type="mso-spt100" draw:enhanced-path="M 524 81 C 506 27 444 0 385 19 C 174 92 174 92 174 92 C 116 112 83 172 102 225 C 102 227 103 229 104 230 C 93 234 69 238 50 252 C 34 264 14 285 6 324 C 0 359 22 378 44 397 C 68 420 91 441 72 483 C 54 519 43 552 64 582 C 67 588 79 597 85 602 C 98 612 109 624 106 643 C 103 657 93 668 78 678 C 65 686 51 691 41 709 C 48 696 65 691 77 684 C 91 674 110 665 114 642 C 120 614 105 604 92 593 C 86 588 76 578 73 573 C 57 547 68 522 85 486 C 110 434 80 408 55 384 C 34 367 18 347 23 321 C 27 296 40 279 57 267 C 73 255 104 253 116 252 C 143 288 193 303 241 287 C 452 214 452 214 452 214 C 510 194 543 134 524 81 Z N">
            <draw:equation draw:name="f0" draw:formula="81*sin(atan2(27,50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if(324,0,359)"/>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8193/8193"/>
            <draw:equation draw:name="f40" draw:formula="*8193/8193"/>
            <draw:equation draw:name="f41" draw:formula="*8193/8193"/>
            <draw:equation draw:name="f42" draw:formula="*8193/8193"/>
            <draw:equation draw:name="f43" draw:formula="*8193/8193"/>
            <draw:equation draw:name="f44" draw:formula="*8193/8193"/>
            <draw:equation draw:name="f45" draw:formula="*-32768/26"/>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sin(0*(pi/180))*(0-10800)-cos(0*(pi/180))*(92-10800))+10800"/>
            <draw:equation draw:name="f63" draw:formula=""/>
            <draw:equation draw:name="f64" draw:formula=""/>
            <draw:equation draw:name="f65" draw:formula=""/>
            <draw:equation draw:name="f66" draw:formula="sqrt(0*0-0*0)"/>
            <draw:equation draw:name="f67" draw:formula=""/>
            <draw:equation draw:name="f68" draw:formula="0*cos(atan2(0,116))"/>
            <draw:equation draw:name="f69" draw:formula=""/>
            <draw:equation draw:name="f70" draw:formula=""/>
            <draw:equation draw:name="f71" draw:formula=""/>
            <draw:equation draw:name="f72" draw:formula=""/>
            <draw:equation draw:name="f73" draw:formula="min(0,0)"/>
            <draw:equation draw:name="f74" draw:formula=""/>
            <draw:equation draw:name="f75" draw:formula=""/>
          </draw:enhanced-geometry>
        </draw:custom-shape>
        <draw:g>
          <draw:custom-shape draw:style-name="gr5" draw:text-style-name="P5" draw:layer="layout" svg:width="0.479cm" svg:height="0.233cm" draw:transform="rotate (-0.244869694054804) translate (12.905cm 5.255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8cm" svg:height="0.233cm" draw:transform="rotate (-0.244869694054804) translate (12.994cm 4.905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6" draw:text-style-name="P6" draw:layer="layout" svg:width="0.478cm" svg:height="0.233cm" draw:transform="rotate (-0.244869694054804) translate (12.969cm 5.002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2cm" draw:transform="rotate (-0.244869694054804) translate (13.08cm 4.552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6" draw:text-style-name="P6" draw:layer="layout" svg:width="0.48cm" svg:height="0.233cm" draw:transform="rotate (-0.244869694054804) translate (13.056cm 4.648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1cm" draw:transform="rotate (-0.244869694054804) translate (12.949cm 5.077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9cm" svg:height="0.231cm" draw:transform="rotate (-0.244869694054804) translate (12.926cm 5.173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5" draw:text-style-name="P5" draw:layer="layout" svg:width="0.478cm" svg:height="0.232cm" draw:transform="rotate (-0.244869694054804) translate (13.04cm 4.725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9cm" svg:height="0.233cm" draw:transform="skewX (0.00436332312998578) rotate (-0.244869694054804) translate (13.145cm 4.297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2cm" draw:transform="rotate (-0.244869694054804) translate (13.125cm 4.371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8cm" svg:height="0.231cm" draw:transform="rotate (-0.244869694054804) translate (13.101cm 4.469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8cm" svg:height="0.231cm" draw:transform="rotate (-0.244869694054804) translate (13.014cm 4.822cm)">
            <text:p/>
            <draw:enhanced-geometry svg:viewBox="0 0 330 324" draw:type="non-primitive" draw:enhanced-path="M 149 136  C 77 179 11 217 0 253  C 0 324 0 324 0 324  C 16 283 95 234 172 188  C 240 148 309 110 330 84  C 330 0 330 0 330 0  C 307 43 228 90 149 136  Z N"/>
          </draw:custom-shape>
        </draw:g>
        <draw:g>
          <draw:custom-shape draw:style-name="gr5" draw:text-style-name="P5" draw:layer="layout" svg:width="0.479cm" svg:height="0.233cm" draw:transform="rotate (-0.244869694054804) translate (12.905cm 5.254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8cm" svg:height="0.233cm" draw:transform="rotate (-0.244869694054804) translate (12.994cm 4.904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6" draw:text-style-name="P6" draw:layer="layout" svg:width="0.478cm" svg:height="0.233cm" draw:transform="rotate (-0.244869694054804) translate (12.969cm 5.001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2cm" draw:transform="rotate (-0.244869694054804) translate (13.08cm 4.551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6" draw:text-style-name="P6" draw:layer="layout" svg:width="0.48cm" svg:height="0.233cm" draw:transform="rotate (-0.244869694054804) translate (13.056cm 4.647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1cm" draw:transform="rotate (-0.244869694054804) translate (12.949cm 5.076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9cm" svg:height="0.231cm" draw:transform="rotate (-0.244869694054804) translate (12.926cm 5.172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5" draw:text-style-name="P5" draw:layer="layout" svg:width="0.478cm" svg:height="0.232cm" draw:transform="rotate (-0.244869694054804) translate (13.04cm 4.724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9cm" svg:height="0.233cm" draw:transform="skewX (0.00436332312998578) rotate (-0.244869694054804) translate (13.145cm 4.296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5" draw:text-style-name="P5" draw:layer="layout" svg:width="0.479cm" svg:height="0.232cm" draw:transform="rotate (-0.244869694054804) translate (13.125cm 4.37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8cm" svg:height="0.231cm" draw:transform="rotate (-0.244869694054804) translate (13.101cm 4.468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6" draw:text-style-name="P6" draw:layer="layout" svg:width="0.478cm" svg:height="0.231cm" draw:transform="rotate (-0.244869694054804) translate (13.014cm 4.821cm)">
            <text:p/>
            <draw:enhanced-geometry svg:viewBox="0 0 330 324" draw:type="non-primitive" draw:enhanced-path="M 149 136  C 77 179 11 217 0 253  C 0 324 0 324 0 324  C 16 283 95 234 172 188  C 240 148 309 110 330 84  C 330 0 330 0 330 0  C 307 43 228 90 149 136  Z N"/>
          </draw:custom-shape>
        </draw:g>
        <draw:frame draw:style-name="gr7" draw:text-style-name="P8" draw:layer="layout" svg:width="3.457cm" svg:height="1.673cm" svg:x="15.593cm" svg:y="4.169cm">
          <draw:text-box>
            <text:p text:style-name="P7"><text:span text:style-name="T3">ADMAPIPE</text:span></text:p>
          </draw:text-box>
        </draw:fram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7:27:11.488141273</meta:creation-date>
    <dc:date>2018-06-01T17:34:29.454016709</dc:date>
    <meta:editing-duration>PT7M18S</meta:editing-duration>
    <meta:editing-cycles>1</meta:editing-cycles>
    <meta:document-statistic meta:object-count="57"/>
    <meta:generator>LibreOffice/6.0.3.2$Linux_X86_64 LibreOffice_project/00m0$Build-2</meta:generator>
  </office:meta>
</office:document-meta>
</file>